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3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5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6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7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18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19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0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1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2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3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4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5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6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27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28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29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0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1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2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3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4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5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36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37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39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P43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44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47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48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officeooo:rsid="001407bf"/>
    </style:style>
    <style:style style:name="T22" style:family="text">
      <style:text-properties officeooo:rsid="00145b92"/>
    </style:style>
    <style:style style:name="T23" style:family="text">
      <style:text-properties officeooo:rsid="0012d15e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2d15e" style:font-weight-asian="normal" style:font-weight-complex="normal"/>
    </style:style>
    <style:style style:name="T27" style:family="text">
      <style:text-properties style:text-underline-style="none" fo:font-weight="normal" officeooo:rsid="001eb397" style:font-weight-asian="normal" style:font-weight-complex="normal"/>
    </style:style>
    <style:style style:name="T28" style:family="text">
      <style:text-properties style:text-underline-style="none" fo:font-weight="normal" officeooo:rsid="001fbd5e" style:font-weight-asian="normal" style:font-weight-complex="normal"/>
    </style:style>
    <style:style style:name="T29" style:family="text">
      <style:text-properties style:text-underline-style="none" fo:font-weight="normal" officeooo:rsid="00217068" style:font-weight-asian="normal" style:font-weight-complex="normal"/>
    </style:style>
    <style:style style:name="T30" style:family="text">
      <style:text-properties style:text-underline-style="none" fo:font-weight="normal" officeooo:rsid="00230ed5" style:font-weight-asian="normal" style:font-weight-complex="normal"/>
    </style:style>
    <style:style style:name="T31" style:family="text">
      <style:text-properties style:text-underline-style="none" fo:font-weight="normal" officeooo:rsid="002881f0" style:font-weight-asian="normal" style:font-weight-complex="normal"/>
    </style:style>
    <style:style style:name="T32" style:family="text">
      <style:text-properties style:text-underline-style="none" fo:font-weight="normal" officeooo:rsid="00180c6b" style:font-weight-asian="normal" style:font-weight-complex="normal"/>
    </style:style>
    <style:style style:name="T33" style:family="text">
      <style:text-properties style:text-underline-style="none" officeooo:rsid="00217068"/>
    </style:style>
    <style:style style:name="T34" style:family="text">
      <style:text-properties style:text-underline-style="none" officeooo:rsid="00180c6b"/>
    </style:style>
    <style:style style:name="T35" style:family="text">
      <style:text-properties style:text-underline-style="none" officeooo:rsid="002881f0"/>
    </style:style>
    <style:style style:name="T36" style:family="text">
      <style:text-properties officeooo:rsid="00194b75"/>
    </style:style>
    <style:style style:name="T37" style:family="text">
      <style:text-properties officeooo:rsid="001b1d82"/>
    </style:style>
    <style:style style:name="T38" style:family="text">
      <style:text-properties officeooo:rsid="00217068"/>
    </style:style>
    <style:style style:name="T39" style:family="text">
      <style:text-properties officeooo:rsid="0022a3fd"/>
    </style:style>
    <style:style style:name="T40" style:family="text">
      <style:text-properties officeooo:rsid="0029aadd"/>
    </style:style>
    <style:style style:name="T41" style:family="text">
      <style:text-properties fo:color="#c9211e" loext:opacity="100%" fo:font-weight="normal" style:font-weight-asian="normal" style:font-weight-complex="normal"/>
    </style:style>
    <style:style style:name="T42" style:family="text">
      <style:text-properties fo:color="#c9211e" loext:opacity="100%" fo:font-weight="normal" officeooo:rsid="0020f75c" style:font-weight-asian="normal" style:font-weight-complex="normal"/>
    </style:style>
    <style:style style:name="T43" style:family="text">
      <style:text-properties fo:color="#c9211e" loext:opacity="100%" fo:font-weight="normal" officeooo:rsid="0029aadd" style:font-weight-asian="normal" style:font-weight-complex="normal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size="18pt" fo:font-weight="normal" officeooo:rsid="00058415" style:font-size-asian="18pt" style:font-weight-asian="normal" style:font-size-complex="18pt" style:font-weight-complex="normal"/>
    </style:style>
    <style:style style:name="T46" style:family="text">
      <style:text-properties fo:font-size="18pt" fo:font-weight="normal" officeooo:rsid="002881f0" style:font-size-asian="18pt" style:font-weight-asian="normal" style:font-size-complex="18pt" style:font-weight-complex="normal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2881f0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ASO A TABLAS DE <text:span text:style-name="T38">MIRAVEREDA</text:span></text:p>
      <text:p text:style-name="P1"/>
      <text:p text:style-name="P27">Lyenda:</text:p>
      <text:p text:style-name="P27">C.P→ Clave primaria</text:p>
      <text:p text:style-name="P27">C.Aj → Clave Ajena</text:p>
      <text:p text:style-name="P27">V.N.N → Valor no nulo</text:p>
      <text:p text:style-name="P27">C.Alt → Clave Alternativa</text:p>
      <text:p text:style-name="P1"/>
      <text:p text:style-name="P1"/>
      <text:p text:style-name="P2">Cliente: <text:span text:style-name="T1">(nombre, apellidos, contraseña,</text:span></text:p>
      <text:p text:style-name="P23">domicilio, email, có<text:span text:style-name="T24">digo_postal, fecha_nacimiento </text:span><text:span text:style-name="T33">y id_</text:span><text:span text:style-name="T34">conteAudio</text:span><text:span text:style-name="T35">vi</text:span><text:span text:style-name="T24">)</text:span></text:p>
      <text:p text:style-name="P12"><text:span text:style-name="T24">C.P:</text:span><text:span text:style-name="T25"> </text:span><text:span text:style-name="T26">id_cliente</text:span></text:p>
      <text:p text:style-name="P14"><text:span text:style-name="T24">C.Aj:</text:span><text:span text:style-name="T29">id_ </text:span><text:span text:style-name="T32">conteAudio</text:span><text:span text:style-name="T31">vi</text:span><text:span text:style-name="T28"> → </text:span><text:span text:style-name="T29">Contenido Visual(id)</text:span></text:p>
      <text:p text:style-name="P13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39">fecha_nacimiento</text:p>
      <text:p text:style-name="P13"><text:span text:style-name="T37">C.Alt: </text:span><text:span text:style-name="T7">email</text:span></text:p>
      <text:p text:style-name="P26"/>
      <text:p text:style-name="P20"><text:span text:style-name="T37">P</text:span>ertenece_Tarjeta<text:span text:style-name="T1">:()</text:span></text:p>
      <text:p text:style-name="P20">C.P: <text:span text:style-name="T1">id_Cliente y num_Tarjeta</text:span></text:p>
      <text:p text:style-name="P20">C.Aj: <text:span text:style-name="T1">id_Cliente → Cliente( </text:span><text:span text:style-name="T17">id_cliente</text:span><text:span text:style-name="T1">) y num_Tarjeta → Tarjeta(num_tarjeta)</text:span></text:p>
      <text:p text:style-name="P21"/>
      <text:p text:style-name="P42"/>
      <text:p text:style-name="P19"><text:span text:style-name="T37">T</text:span>arjeta:<text:span text:style-name="T1">(fecha_caducidad,CCV,id_Cliente,</text:span><text:span text:style-name="T16">titular</text:span><text:span text:style-name="T1">)</text:span></text:p>
      <text:p text:style-name="P19">C.P:<text:span text:style-name="T1">num_tarjeta</text:span></text:p>
      <text:p text:style-name="P19">C.Aj:<text:span text:style-name="T1">id_Cliente → Cliente(id_cliente)</text:span></text:p>
      <text:p text:style-name="P19">V.N.N: <text:span text:style-name="T1">fecha_caducidad, CCV </text:span><text:span text:style-name="T20">y titular</text:span></text:p>
      <text:p text:style-name="P46"/>
      <text:p text:style-name="P28"/>
      <text:p text:style-name="P30">Aclaración: valoración→ Valoración de cada usuario</text:p>
      <text:p text:style-name="P36">Alquila<text:span text:style-name="T1">:(cobrado,facturado,valoración)</text:span></text:p>
      <text:p text:style-name="P14"><text:span text:style-name="T24">C.P:</text:span><text:span text:style-name="T25"> </text:span><text:span text:style-name="T26">id_</text:span><text:span text:style-name="T27">C</text:span><text:span text:style-name="T26">liente </text:span><text:span text:style-name="T27">y </text:span><text:span text:style-name="T28">id</text:span><text:span text:style-name="T27">_</text:span><text:span text:style-name="T29"> </text:span><text:span text:style-name="T32">conteAudio</text:span><text:span text:style-name="T31">vi</text:span></text:p>
      <text:p text:style-name="P14"><text:span text:style-name="T24">C.Aj:</text:span><text:span text:style-name="T27">id_Cliente → Cliente(id_cliente) y </text:span><text:span text:style-name="T28">id</text:span><text:span text:style-name="T27">_</text:span><text:span text:style-name="T32">conteAudio</text:span><text:span text:style-name="T31">vi</text:span><text:span text:style-name="T27">→ </text:span><text:span text:style-name="T28">id(Contenido</text:span></text:p>
      <text:p text:style-name="P40">Visual)</text:p>
      <text:p text:style-name="P17"><text:span text:style-name="T24">V.N.N: </text:span><text:span text:style-name="T25">cobrado y factura</text:span><text:span text:style-name="T30">do</text:span></text:p>
      <text:p text:style-name="P40"/>
      <text:p text:style-name="P37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5"><text:span text:style-name="T36">V.N.N:</text:span><text:span text:style-name="T10">id_Cliente</text:span></text:p>
      <text:p text:style-name="P5"/>
      <text:p text:style-name="P5"/>
      <text:p text:style-name="P45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2">num_Factura</text:span><text:span text:style-name="T41"> </text:span><text:span text:style-name="T11">y i</text:span><text:span text:style-name="T28">d</text:span><text:span text:style-name="T27">_</text:span><text:span text:style-name="T32">conteAudio</text:span><text:span text:style-name="T31">vi</text:span><text:span text:style-name="T1">) </text:span></text:p>
      <text:p text:style-name="P5">C.P:<text:span text:style-name="T11">num_linea </text:span><text:span text:style-name="T20">y </text:span><text:span text:style-name="T43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8">id</text:span><text:span text:style-name="T27">_</text:span><text:span text:style-name="T25">conteAudio</text:span><text:span text:style-name="T31">vi</text:span><text:span text:style-name="T27">→ </text:span><text:span text:style-name="T28">id(Contenido</text:span></text:p>
      <text:p text:style-name="P44"><text:span text:style-name="T24">Visual)</text:span></text:p>
      <text:p text:style-name="P44"><text:span text:style-name="T31"/></text:p>
      <text:p text:style-name="P44"><text:span text:style-name="T31"/></text:p>
      <text:p text:style-name="P41"/>
      <text:p text:style-name="P41"/>
      <text:p text:style-name="P30"><text:soft-page-break/>Aclaración: valoración_media→ Valoración de todos los usuarios</text:p>
      <text:p text:style-name="P3">Contenido Audiovisual: <text:span text:style-name="T1">( género, fecha_estreno,duración, titulo,</text:span></text:p>
      <text:p text:style-name="P43"><text:span text:style-name="T39">precio</text:span> , descripción, <text:span text:style-name="T22">valoración_media</text:span>, nombre_directo<text:span text:style-name="T21">r,version_idioma </text:span><text:span text:style-name="T40">y</text:span></text:p>
      <text:p text:style-name="P43"><text:span text:style-name="T40">id_Tarifa</text:span> )</text:p>
      <text:p text:style-name="P7">C.P: <text:span text:style-name="T2">id</text:span></text:p>
      <text:p text:style-name="P9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6">V.N.N:</text:span><text:span text:style-name="T12">género,titulo,duraci</text:span><text:span text:style-name="T20">ó</text:span><text:span text:style-name="T12">n,nombre_director,precio,version_idioma </text:span><text:span text:style-name="T14">y</text:span></text:p>
      <text:p text:style-name="P18"><text:span text:style-name="T1">id_Tarifa</text:span></text:p>
      <text:p text:style-name="P29"/>
      <text:p text:style-name="P29"/>
      <text:p text:style-name="P32">Tarifa<text:span text:style-name="T1">:</text:span><text:span text:style-name="T14">(incremento)</text:span></text:p>
      <text:p text:style-name="P6">C.P:<text:span text:style-name="T14">id</text:span></text:p>
      <text:p text:style-name="P18">V.N.N<text:span text:style-name="T1">:incremento</text:span></text:p>
      <text:p text:style-name="P33"/>
      <text:p text:style-name="P33"/>
      <text:p text:style-name="P32">Actor:<text:span text:style-name="T7">(nombre,apellidos)</text:span></text:p>
      <text:p text:style-name="P6">C.P:<text:span text:style-name="T7">dni</text:span></text:p>
      <text:p text:style-name="P35">V.N.N:<text:span text:style-name="T1">nombre y apellidos</text:span></text:p>
      <text:p text:style-name="P35"/>
      <text:p text:style-name="P35"/>
      <text:p text:style-name="P35"/>
      <text:p text:style-name="P34">Actuación_ContenAudiovi:<text:span text:style-name="T1">()</text:span></text:p>
      <text:p text:style-name="P48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4"/>
      <text:p text:style-name="P22"/>
      <text:p text:style-name="P31"><text:span text:style-name="T1">Las entidades <text:s/></text:span>Película, Capítulos y Corto<text:span text:style-name="T1"> heredan de la super clase </text:span></text:p>
      <text:p text:style-name="P31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48">C.P: <text:span text:style-name="T1">id</text:span><text:span text:style-name="T48">_ </text:span><text:span text:style-name="T47">conteAudio</text:span><text:span text:style-name="T49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6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48">C.P: <text:span text:style-name="T1">id</text:span><text:span text:style-name="T48">_ </text:span><text:span text:style-name="T47">conteAudio</text:span><text:span text:style-name="T49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5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5"/>
      <text:p text:style-name="P25"/>
      <text:p text:style-name="P2">Serie: <text:span text:style-name="T1">()</text:span></text:p>
      <text:p text:style-name="P48">C.P<text:span text:style-name="T1">: id</text:span><text:span text:style-name="T48">_ </text:span><text:span text:style-name="T47">conteAudio</text:span><text:span text:style-name="T49">vi</text:span><text:span text:style-name="T1"> y <text:s/></text:span><text:span text:style-name="T2">título</text:span></text:p>
      <text:p text:style-name="P11"><text:span text:style-name="T23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2"/>
      <text:p text:style-name="P22"/>
      <text:p text:style-name="P2">Corto: <text:span text:style-name="T1">() </text:span></text:p>
      <text:p text:style-name="P48">C.P: <text:span text:style-name="T1">id</text:span><text:span text:style-name="T48">_ </text:span><text:span text:style-name="T47">conteAudio</text:span><text:span text:style-name="T49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3:19:01.967000000</meta:creation-date>
    <dc:date>2024-05-15T10:08:11.406000000</dc:date>
    <meta:editing-duration>PT1H34M24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9" meta:word-count="270" meta:character-count="2409" meta:non-whitespace-character-count="2197"/>
  </office:meta>
</office:document-meta>
</file>